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2cm" svg:height="2.3cm" svg:x="1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21:12:46.977707974</meta:creation-date>
    <dc:date>2021-11-30T21:20:41.328181747</dc:date>
    <meta:editing-duration>PT7M54S</meta:editing-duration>
    <meta:editing-cycles>3</meta:editing-cycles>
    <meta:generator>LibreOffice/6.4.7.2$Linux_X86_64 LibreOffice_project/40$Build-2</meta:generator>
    <meta:print-date>2021-11-30T21:20:39.762672680</meta:print-date>
    <meta:document-statistic meta:object-count="1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3pt" fo:font-weight="bold"/>
    </style:style>
    <style:style style:name="T1" style:family="text">
      <style:text-properties officeooo:rsid="000827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<text:s/>- +5v</text:p>
      <text:p text:style-name="P1">2 <text:s/>- GND</text:p>
      <text:p text:style-name="P1">3 <text:s/>- <text:span text:style-name="T1">t</text:span>x</text:p>
      <text:p text:style-name="P1">4 <text:s/>- <text:span text:style-name="T1">rx</text:span></text:p>
      <text:p text:style-name="P1">5 <text:s/>- D9</text:p>
      <text:p text:style-name="P1">6 <text:s/>- D10</text:p>
      <text:p text:style-name="P1">7 <text:s/>- +3.3v</text:p>
      <text:p text:style-name="P1">8 <text:s/>- GND</text:p>
      <text:p text:style-name="P1">9 <text:s/>- D11</text:p>
      <text:p text:style-name="P1">10 - D12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